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FMono-Regular" svg:font-family="SFMono-Regular, Menlo, Consolas, Monaco, 'Liberation Mono', 'Lucida Console', monospace"/>
  </office:font-face-decls>
  <office:automatic-styles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10.195cm" style:rel-column-width="39301*"/>
    </style:style>
    <style:style style:name="Tabella2.B" style:family="table-column">
      <style:table-column-properties style:column-width="4.207cm" style:rel-column-width="16217*"/>
    </style:style>
    <style:style style:name="Tabella2.C" style:family="table-column">
      <style:table-column-properties style:column-width="2.598cm" style:rel-column-width="10017*"/>
    </style:style>
    <style:style style:name="Tabella2.A1" style:family="table-cell">
      <style:table-cell-properties fo:padding="0.097cm" fo:border="0.5pt solid #000000"/>
    </style:style>
    <style:style style:name="Tabella2.A2" style:family="table-cell">
      <style:table-cell-properties fo:padding="0.097cm" fo:border-left="0.5pt solid #000000" fo:border-right="none" fo:border-top="none" fo:border-bottom="0.5pt solid #000000"/>
    </style:style>
    <style:style style:name="Tabella2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2.79cm" style:rel-column-width="1582*"/>
    </style:style>
    <style:style style:name="Tabella3.B" style:family="table-column">
      <style:table-column-properties style:column-width="7.211cm" style:rel-column-width="4088*"/>
    </style:style>
    <style:style style:name="Tabella3.C" style:family="table-column">
      <style:table-column-properties style:column-width="6.999cm" style:rel-column-width="3968*"/>
    </style:style>
    <style:style style:name="Tabella3.A1" style:family="table-cell">
      <style:table-cell-properties fo:padding="0.097cm" fo:border="0.5pt solid #000000"/>
    </style:style>
    <style:style style:name="Tabella3.A2" style:family="table-cell">
      <style:table-cell-properties fo:padding="0.097cm" fo:border-left="0.5pt solid #000000" fo:border-right="none" fo:border-top="none" fo:border-bottom="0.5pt solid #000000"/>
    </style:style>
    <style:style style:name="Tabella3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666cm" style:rel-column-width="3212*"/>
    </style:style>
    <style:style style:name="Tabella1.B" style:family="table-column">
      <style:table-column-properties style:column-width="3.93cm" style:rel-column-width="2228*"/>
    </style:style>
    <style:style style:name="Tabella1.C" style:family="table-column">
      <style:table-column-properties style:column-width="7.405cm" style:rel-column-width="4198*"/>
    </style:style>
    <style:style style:name="Tabella1.A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5.667cm" style:rel-column-width="21845*"/>
    </style:style>
    <style:style style:name="Tabella4.A1" style:family="table-cell">
      <style:table-cell-properties fo:padding="0.097cm" fo:border="0.5pt solid #000000"/>
    </style:style>
    <style:style style:name="Tabella4.A2" style:family="table-cell">
      <style:table-cell-properties fo:padding="0.097cm" fo:border-left="0.5pt solid #000000" fo:border-right="none" fo:border-top="none" fo:border-bottom="0.5pt solid #000000"/>
    </style:style>
    <style:style style:name="Tabella4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5.667cm" style:rel-column-width="21845*"/>
    </style:style>
    <style:style style:name="Tabella5.A1" style:family="table-cell">
      <style:table-cell-properties fo:padding="0.097cm" fo:border="0.5pt solid #000000"/>
    </style:style>
    <style:style style:name="Tabella5.A2" style:family="table-cell">
      <style:table-cell-properties fo:padding="0.097cm" fo:border-left="0.5pt solid #000000" fo:border-right="none" fo:border-top="none" fo:border-bottom="0.5pt solid #000000"/>
    </style:style>
    <style:style style:name="Tabella5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officeooo:rsid="0007eec1" officeooo:paragraph-rsid="0007eec1"/>
    </style:style>
    <style:style style:name="P3" style:family="paragraph" style:parent-style-name="Standard">
      <style:text-properties fo:font-size="16pt" fo:font-weight="bold" officeooo:paragraph-rsid="0007eec1" style:font-size-asian="16pt" style:font-weight-asian="bold" style:font-size-complex="16pt" style:font-weight-complex="bold"/>
    </style:style>
    <style:style style:name="P4" style:family="paragraph" style:parent-style-name="Heading_20_3">
      <style:text-properties style:font-name="Liberation Serif"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paragraph-rsid="0008aaad" style:font-weight-asian="bold" style:font-weight-complex="bold"/>
    </style:style>
    <style:style style:name="P7" style:family="paragraph" style:parent-style-name="Table_20_Heading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222832" loext:opacity="100%" officeooo:paragraph-rsid="0008aaad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4pt" fo:font-weight="bold" style:font-name-asian="NSimSun1" style:font-size-asian="14pt" style:font-weight-asian="bold" style:font-name-complex="Lucida Sans1" style:font-size-complex="14pt" style:font-weight-complex="bold"/>
    </style:style>
    <style:style style:name="P9" style:family="paragraph" style:parent-style-name="Table_20_Contents">
      <style:text-properties style:font-name="Liberation Serif" fo:font-size="14pt" style:font-name-asian="NSimSun1" style:font-size-asian="14pt" style:font-name-complex="Lucida Sans1" style:font-size-complex="14pt"/>
    </style:style>
    <style:style style:name="P10" style:family="paragraph" style:parent-style-name="Table_20_Contents" style:list-style-name="L1">
      <style:text-properties style:font-name="Liberation Serif" fo:font-size="14pt" officeooo:paragraph-rsid="000c4734" style:font-name-asian="NSimSun1" style:font-size-asian="14pt" style:font-name-complex="Lucida Sans1" style:font-size-complex="14pt"/>
    </style:style>
    <style:style style:name="P11" style:family="paragraph" style:parent-style-name="Table_20_Contents" style:list-style-name="L1">
      <style:text-properties style:font-name="Liberation Serif" fo:font-size="14pt" style:font-name-asian="NSimSun1" style:font-size-asian="14pt" style:font-name-complex="Lucida Sans1" style:font-size-complex="14pt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text-properties officeooo:paragraph-rsid="000c4734"/>
    </style:style>
    <style:style style:name="P14" style:family="paragraph" style:parent-style-name="Text_20_body">
      <style:text-properties fo:font-weight="bold" style:font-weight-asian="bold" style:font-weight-complex="bold"/>
    </style:style>
    <style:style style:name="P15" style:family="paragraph" style:parent-style-name="Text_20_body" style:list-style-name="L2"/>
    <style:style style:name="P16" style:family="paragraph" style:parent-style-name="Text_20_body">
      <style:paragraph-properties fo:margin-left="1.251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17" style:family="paragraph" style:parent-style-name="Text_20_body" style:list-style-name="L3"/>
    <style:style style:name="P18" style:family="paragraph" style:parent-style-name="Text_20_body">
      <style:paragraph-properties fo:margin-left="1.251cm" fo:text-indent="0cm" style:auto-text-indent="false"/>
      <style:text-properties fo:font-weight="bold" style:font-weight-asian="bold" style:font-weight-complex="bold"/>
    </style:style>
    <style:style style:name="P19" style:family="paragraph" style:parent-style-name="Text_20_body" style:list-style-name="L4"/>
    <style:style style:name="P20" style:family="paragraph" style:parent-style-name="Text_20_body">
      <style:paragraph-properties fo:margin-left="1.251cm" fo:text-indent="0cm" style:auto-text-indent="false"/>
    </style:style>
    <style:style style:name="P21" style:family="paragraph" style:parent-style-name="Text_20_body">
      <style:paragraph-properties fo:margin-left="1.251cm" fo:text-indent="0cm" style:auto-text-indent="false"/>
      <style:text-properties fo:font-size="12pt" style:font-size-asian="12pt" style:font-size-complex="12pt"/>
    </style:style>
    <style:style style:name="P22" style:family="paragraph" style:parent-style-name="Text_20_body" style:list-style-name="L5">
      <style:text-properties fo:font-weight="normal" style:font-weight-asian="normal" style:font-weight-complex="normal"/>
    </style:style>
    <style:style style:name="P23" style:family="paragraph" style:parent-style-name="Preformatted_20_Text">
      <style:paragraph-properties fo:margin-left="1.251cm" fo:text-indent="0cm" style:auto-text-indent="false"/>
      <style:text-properties fo:font-variant="normal" fo:text-transform="none" fo:color="#222832" loext:opacity="100%" style:font-name="SFMono-Regular" fo:letter-spacing="normal" fo:font-style="normal" fo:font-weight="normal" style:font-weight-asian="bold" style:font-weight-complex="bold"/>
    </style:style>
    <style:style style:name="P24" style:family="paragraph" style:parent-style-name="Text_20_body">
      <style:paragraph-properties fo:margin-left="1.251cm" fo:text-indent="0cm" style:auto-text-indent="false"/>
      <style:text-properties fo:font-weight="normal" style:font-weight-asian="normal" style:font-weight-complex="normal"/>
    </style:style>
    <style:style style:name="P25" style:family="paragraph" style:parent-style-name="Text_20_body" style:list-style-name="L6">
      <style:text-properties fo:font-weight="normal" style:font-weight-asian="normal" style:font-weight-complex="normal"/>
    </style:style>
    <style:style style:name="P26" style:family="paragraph" style:parent-style-name="Text_20_body" style:list-style-name="L7">
      <style:text-properties fo:font-weight="normal" style:font-weight-asian="normal" style:font-weight-complex="normal"/>
    </style:style>
    <style:style style:name="P27" style:family="paragraph" style:parent-style-name="Text_20_body" style:list-style-name="L8">
      <style:text-properties fo:font-weight="normal" style:font-weight-asian="normal" style:font-weight-complex="normal"/>
    </style:style>
    <style:style style:name="P28" style:family="paragraph" style:parent-style-name="Text_20_body">
      <style:text-properties fo:font-weight="normal" style:font-weight-asian="normal" style:font-weight-complex="normal"/>
    </style:style>
    <style:style style:name="P29" style:family="paragraph" style:parent-style-name="Text_20_body">
      <style:paragraph-properties fo:break-before="page"/>
      <style:text-properties fo:font-weight="normal" style:font-weight-asian="normal" style:font-weight-complex="normal"/>
    </style:style>
    <style:style style:name="P30" style:family="paragraph" style:parent-style-name="Heading_20_3">
      <style:text-properties fo:font-variant="normal" fo:text-transform="none" fo:color="#1a1c1e" loext:opacity="100%" style:font-name="Inter" fo:letter-spacing="normal" fo:font-style="normal" fo:font-weight="normal" style:font-weight-asian="normal" style:font-weight-complex="normal"/>
    </style:style>
    <style:style style:name="P31" style:family="paragraph" style:parent-style-name="Heading_20_4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1a1c1e" loext:opacity="100%" style:font-name="Inter" fo:font-size="10.5pt" fo:letter-spacing="normal" fo:font-style="normal" fo:font-weight="normal" style:font-weight-asian="normal" style:font-weight-complex="normal"/>
    </style:style>
    <style:style style:name="P32" style:family="paragraph" style:parent-style-name="Text_20_body">
      <style:paragraph-properties fo:margin-left="0cm" fo:margin-right="0cm" fo:margin-top="0cm" fo:margin-bottom="0.476cm" style:contextual-spacing="false" style:line-height-at-least="0.529cm" fo:orphans="2" fo:widows="2" fo:text-indent="0cm" style:auto-text-indent="false"/>
      <style:text-properties fo:font-variant="normal" fo:text-transform="none" fo:color="#1a1c1e" loext:opacity="100%" style:font-name="Inter" fo:font-size="10.5pt" fo:letter-spacing="normal" fo:font-style="normal" fo:font-weight="normal"/>
    </style:style>
    <style:style style:name="P33" style:family="paragraph" style:parent-style-name="Heading_20_4">
      <style:text-properties fo:font-variant="normal" fo:text-transform="none" fo:color="#1a1c1e" loext:opacity="100%" style:font-name="Inter" fo:font-size="10.5pt" fo:letter-spacing="normal" fo:font-style="normal" fo:font-weight="normal" style:font-weight-asian="normal" style:font-weight-complex="normal"/>
    </style:style>
    <style:style style:name="P34" style:family="paragraph" style:parent-style-name="Text_20_body">
      <style:paragraph-properties fo:margin-left="0cm" fo:margin-right="0cm" fo:margin-top="0cm" fo:margin-bottom="0.476cm" style:contextual-spacing="false" style:line-height-at-least="0.529cm" fo:orphans="2" fo:widows="2" fo:text-indent="0cm" style:auto-text-indent="false"/>
      <style:text-properties fo:font-variant="normal" fo:text-transform="none" fo:color="#1a1c1e" loext:opacity="100%" style:font-name="Inter" fo:font-size="10.5pt" fo:letter-spacing="normal" fo:font-style="italic" fo:font-weight="normal" style:font-weight-asian="normal" style:font-weight-complex="normal"/>
    </style:style>
    <style:style style:name="P35" style:family="paragraph" style:parent-style-name="Heading_20_4">
      <style:paragraph-properties fo:margin-left="0cm" fo:text-indent="0cm" style:auto-text-indent="false"/>
      <style:text-properties fo:font-variant="normal" fo:text-transform="none" fo:color="#1a1c1e" loext:opacity="100%" style:font-name="Inter" fo:font-size="10.5pt" fo:letter-spacing="normal" fo:font-style="normal" fo:font-weight="normal" style:font-weight-asian="bold" style:font-weight-complex="bold"/>
    </style:style>
    <style:style style:name="P36" style:family="paragraph" style:parent-style-name="Text_20_body">
      <style:paragraph-properties fo:margin-left="0cm" fo:margin-right="0cm" fo:margin-top="0cm" fo:margin-bottom="0.476cm" style:contextual-spacing="false" style:line-height-at-least="0.529cm" fo:orphans="2" fo:widows="2" fo:text-indent="0cm" style:auto-text-indent="false"/>
      <style:text-properties fo:font-weight="bold" style:font-weight-asian="bold" style:font-weight-complex="bold"/>
    </style:style>
    <style:style style:name="P37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fo:font-weight="bold" style:font-weight-asian="bold" style:font-weight-complex="bold"/>
    </style:style>
    <style:style style:name="P38" style:family="paragraph" style:parent-style-name="Text_20_body">
      <style:paragraph-properties fo:margin-left="1.251cm" fo:margin-right="0cm" fo:margin-top="0cm" fo:margin-bottom="0cm" style:contextual-spacing="false" fo:line-height="100%" fo:text-indent="0cm" style:auto-text-indent="false"/>
      <style:text-properties fo:font-weight="bold" style:font-weight-asian="bold" style:font-weight-complex="bold"/>
    </style:style>
    <style:style style:name="P39" style:family="paragraph" style:parent-style-name="Heading_20_4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1a1c1e" loext:opacity="100%" style:font-name="Inter" fo:font-size="10.5pt" fo:letter-spacing="normal" fo:font-style="normal" fo:font-weight="normal" style:font-weight-asian="bold" style:font-weight-complex="bold"/>
    </style:style>
    <style:style style:name="P40" style:family="paragraph" style:parent-style-name="Text_20_body">
      <style:paragraph-properties fo:margin-left="0cm" fo:margin-right="0cm" fo:margin-top="0cm" fo:margin-bottom="0.476cm" style:contextual-spacing="false" style:line-height-at-least="0.529cm" fo:orphans="2" fo:widows="2" fo:text-indent="0cm" style:auto-text-indent="false"/>
      <style:text-properties fo:font-variant="normal" fo:text-transform="none" fo:color="#1a1c1e" loext:opacity="100%" style:font-name="Inter" fo:font-size="10.5pt" fo:letter-spacing="normal" fo:font-style="normal" fo:font-weight="normal" style:font-weight-asian="bold" style:font-weight-complex="bold"/>
    </style:style>
    <style:style style:name="P41" style:family="paragraph" style:parent-style-name="Heading_20_3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1a1c1e" loext:opacity="100%" style:font-name="Inter" fo:letter-spacing="normal" fo:font-style="normal" fo:font-weight="normal" style:font-weight-asian="bold" style:font-weight-complex="bold"/>
    </style:style>
    <style:style style:name="P42" style:family="paragraph" style:parent-style-name="Text_20_body">
      <style:paragraph-properties fo:margin-left="1.251cm" fo:margin-right="0cm" fo:margin-top="0cm" fo:margin-bottom="0cm" style:contextual-spacing="false" style:line-height-at-least="0.529cm" fo:text-indent="0cm" style:auto-text-indent="false"/>
      <style:text-properties style:font-name="Inter" fo:font-size="10.5pt" fo:font-weight="bold" style:font-weight-asian="bold" style:font-weight-complex="bold"/>
    </style:style>
    <style:style style:name="T1" style:family="text">
      <style:text-properties officeooo:rsid="0007eec1"/>
    </style:style>
    <style:style style:name="T2" style:family="text">
      <style:text-properties officeooo:rsid="000f042c"/>
    </style:style>
    <style:style style:name="T3" style:family="text">
      <style:text-properties officeooo:rsid="0008aaad"/>
    </style:style>
    <style:style style:name="T4" style:family="text">
      <style:text-properties fo:font-variant="normal" fo:text-transform="none" fo:color="#222832" loext:opacity="100%" fo:font-size="12pt" fo:letter-spacing="normal" fo:font-style="normal"/>
    </style:style>
    <style:style style:name="T5" style:family="text">
      <style:text-properties fo:font-variant="normal" fo:text-transform="none" fo:color="#222832" loext:opacity="100%" fo:font-size="12pt" fo:letter-spacing="normal" fo:font-style="normal" officeooo:rsid="0009dcb5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80808" loext:opacity="100%"/>
    </style:style>
    <style:style style:name="T8" style:family="text">
      <style:text-properties fo:color="#00622f" loext:opacity="100%"/>
    </style:style>
    <style:style style:name="T9" style:family="text">
      <style:text-properties fo:color="#a12236" loext:opacity="100%"/>
    </style:style>
    <style:style style:name="T10" style:family="text">
      <style:text-properties fo:color="#7f4707" loext:opacity="100%"/>
    </style:style>
    <style:style style:name="T11" style:family="text">
      <style:text-properties fo:color="#32302c" loext:opacity="100%" fo:font-family="'DM Mono', monospace" loext:padding="0cm" loext:border="none"/>
    </style:style>
    <style:style style:name="T12" style:family="text">
      <style:text-properties fo:font-variant="normal" fo:text-transform="none" fo:color="#1a1c1e" loext:opacity="100%" style:font-name="Inter" fo:font-size="10.5pt" fo:letter-spacing="normal" fo:font-style="normal" fo:font-weight="normal"/>
    </style:style>
    <style:style style:name="T13" style:family="text">
      <style:text-properties fo:font-variant="normal" fo:text-transform="none" fo:color="#32302c" loext:opacity="100%" fo:font-family="'DM Mono', monospace" fo:font-size="10.5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32302c" loext:opacity="100%" fo:font-family="'DM Mono', monospace" fo:letter-spacing="normal" fo:font-style="normal" fo:font-weight="normal" loext:padding="0cm" loext:border="non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Installa<text:span text:style-name="T1">zione di</text:span> PyTorch per ROCm <text:span text:style-name="T1">su Ubuntu </text:span><text:span text:style-name="T2">in un Ambiente Virtuale</text:span></text:p>
      <text:p text:style-name="Standard"/>
      <text:p text:style-name="Standard"/>
      <text:p text:style-name="P2">Ubuntu: 24.04 <text:span text:style-name="T3">LTS</text:span></text:p>
      <text:p text:style-name="P2">Rocm: 7.1.1</text:p>
      <text:p text:style-name="Standard"/>
      <text:p text:style-name="Standard"/>
      <text:p text:style-name="Standard">Atomici PCIe</text:p>
      <text:p text:style-name="Standard"/>
      <text:p text:style-name="Standard">ROCm è un'estensione dell'architettura della piattaforma HSA e condivide il modello di accodamento, il modello di memoria, i protocolli di segnalazione e sincronizzazione.</text:p>
      <text:p text:style-name="Standard"/>
      <text:p text:style-name="Standard">Gli atomici della piattaforma sono fondamentali per eseguire operazioni di memoria di accodamento e segnalazione, in cui potrebbero essere presenti più autori tra gli agenti CPU e GPU.</text:p>
      <text:p text:style-name="Standard"/>
      <text:p text:style-name="Standard">AMD consiglia il metodo di installazione PIP per creare un ambiente PyTorch quando si lavora con ROCm™ per lo sviluppo di apprendimento automatico.</text:p>
      <text:p text:style-name="Standard"/>
      <text:p text:style-name="Standard"/>
      <text:p text:style-name="Standard"/>
      <text:p text:style-name="P3"/>
      <text:p text:style-name="Standard"/>
      <text:h text:style-name="P4" text:outline-level="3"><text:span text:style-name="T4">Matrici di supporto </text:span><text:span text:style-name="T5">per </text:span><text:span text:style-name="T4">compatibili</text:span><text:span text:style-name="T5">tà</text:span><text:span text:style-name="T4"> con sistema operativo, GPU e framework per l'ultima versione di ROCm </text:span><text:span text:style-name="T5">7.1.1</text:span><text:span text:style-name="T4">.</text:span>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table:number-columns-spanned="3" office:value-type="string">
            <text:p text:style-name="P5">Matrice di supporto del sistema operativo</text:p>
          </table:table-cell>
          <table:covered-table-cell/>
          <table:covered-table-cell/>
        </table:table-row>
        <table:table-row>
          <table:table-cell table:style-name="Tabella2.A2" office:value-type="string">
            <text:p text:style-name="P6">sistema operativo</text:p>
          </table:table-cell>
          <table:table-cell table:style-name="Tabella2.A2" office:value-type="string">
            <text:p text:style-name="P7">Kernel</text:p>
          </table:table-cell>
          <table:table-cell table:style-name="Tabella2.C2" office:value-type="string">
            <text:p text:style-name="P5">Supported</text:p>
          </table:table-cell>
        </table:table-row>
        <table:table-row>
          <table:table-cell table:style-name="Tabella2.A2" office:value-type="string">
            <text:p text:style-name="Table_20_Contents">Ubuntu® 24.04.3 Desktop Version with HWE</text:p>
          </table:table-cell>
          <table:table-cell table:style-name="Tabella2.A2" office:value-type="string">
            <text:p text:style-name="Table_20_Contents">Ubuntu kernel 6.14</text:p>
          </table:table-cell>
          <table:table-cell table:style-name="Tabella2.C2" office:value-type="string">
            <text:p text:style-name="Table_20_Contents">Yes</text:p>
          </table:table-cell>
        </table:table-row>
        <table:table-row>
          <table:table-cell table:style-name="Tabella2.A2" office:value-type="string">
            <text:p text:style-name="Table_20_Contents">Ubuntu® 22.04.5 Desktop Version with HWE</text:p>
          </table:table-cell>
          <table:table-cell table:style-name="Tabella2.A2" office:value-type="string">
            <text:p text:style-name="Table_20_Contents">Ubuntu kernel 6.8</text:p>
          </table:table-cell>
          <table:table-cell table:style-name="Tabella2.C2" office:value-type="string">
            <text:p text:style-name="Table_20_Contents">Yes</text:p>
          </table:table-cell>
        </table:table-row>
        <table:table-row>
          <table:table-cell table:style-name="Tabella2.A2" office:value-type="string">
            <text:p text:style-name="Table_20_Contents">RHEL 10.1</text:p>
          </table:table-cell>
          <table:table-cell table:style-name="Tabella2.A2" office:value-type="string">
            <text:p text:style-name="Table_20_Contents">Linux kernel 6.12</text:p>
          </table:table-cell>
          <table:table-cell table:style-name="Tabella2.C2" office:value-type="string">
            <text:p text:style-name="Table_20_Contents">Yes</text:p>
          </table:table-cell>
        </table:table-row>
        <table:table-row>
          <table:table-cell table:style-name="Tabella2.C2" table:number-columns-spanned="3" office:value-type="string">
            <text:p text:style-name="Table_20_Contents">Nota</text:p>
            <text:p text:style-name="Table_20_Contents">AMD fornisce attualmente supporto preliminare per Ubuntu 24.04.3 utilizzando il programma di installazione di Ubuntu 24.04.2.</text:p>
          </table:table-cell>
          <table:covered-table-cell/>
          <table:covered-table-cell/>
        </table:table-row>
      </table:table>
      <text:p text:style-name="Standard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table:number-columns-spanned="3" office:value-type="string">
            <text:p text:style-name="P5">Matrice di supporto GPU</text:p>
          </table:table-cell>
          <table:covered-table-cell/>
          <table:covered-table-cell/>
        </table:table-row>
        <table:table-row>
          <table:table-cell table:style-name="Tabella3.A2" office:value-type="string">
            <text:p text:style-name="Table_20_Contents">ROCm Version</text:p>
          </table:table-cell>
          <table:table-cell table:style-name="Tabella3.A2" office:value-type="string">
            <text:p text:style-name="Table_20_Contents">Radeon™ Software for Linux® Version</text:p>
          </table:table-cell>
          <table:table-cell table:style-name="Tabella3.C2" office:value-type="string">
            <text:p text:style-name="Table_20_Contents">Supported AMD Radeon™ Hardware</text:p>
          </table:table-cell>
        </table:table-row>
        <table:table-row>
          <table:table-cell table:style-name="Tabella3.A2" office:value-type="string">
            <text:p text:style-name="Table_20_Contents">7.1.1</text:p>
          </table:table-cell>
          <table:table-cell table:style-name="Tabella3.A2" office:value-type="string">
            <text:p text:style-name="Table_20_Contents">22.04<text:line-break/>24.04<text:line-break/>25.10</text:p>
          </table:table-cell>
          <table:table-cell table:style-name="Tabella3.C2" office:value-type="string">
            <text:p text:style-name="Table_20_Contents">AMD Radeon RX 9070<text:line-break/><text:span text:style-name="T6">AMD Radeon RX 9070 XT</text:span><text:line-break/>AMD Radeon RX 9070 GRE<text:line-break/>AMD Radeon AI PRO R9700<text:line-break/>AMD Radeon RX 9060<text:line-break/>AMD Radeon RX 9060 XT<text:line-break/>AMD Radeon RX 7900 XTX<text:line-break/><text:soft-page-break/>AMD Radeon RX 7900 XT<text:line-break/>AMD Radeon RX 7900 GRE<text:line-break/>AMD Radeon PRO W7900<text:line-break/>AMD Radeon PRO W7900 Dual Slot<text:line-break/>AMD Radeon PRO W7800<text:line-break/>AMD Radeon PRO W7800 48GB<text:line-break/>AMD Radeon RX 7800 XT<text:line-break/>AMD Radeon PRO W7700<text:line-break/>AMD Radeon RX 7700<text:line-break/>AMD Radeon RX 7700 XT</text:p>
          </table:table-cell>
        </table:table-row>
      </table:table>
      <text:p text:style-name="Standard"/>
      <text:p text:style-name="Standard"/>
      <text:p text:style-name="Standard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table:number-columns-spanned="3" office:value-type="string">
            <text:p text:style-name="P8">Matrice di supporto PyTorch + ROCm</text:p>
          </table:table-cell>
          <table:covered-table-cell/>
          <table:covered-table-cell/>
        </table:table-row>
        <table:table-row>
          <table:table-cell table:style-name="Tabella1.A2" office:value-type="string">
            <text:p text:style-name="P9">PyTorch Version</text:p>
          </table:table-cell>
          <table:table-cell table:style-name="Tabella1.A2" office:value-type="string">
            <text:p text:style-name="P9">ROCm Version</text:p>
          </table:table-cell>
          <table:table-cell table:style-name="Tabella1.C2" office:value-type="string">
            <text:p text:style-name="P9">Comments</text:p>
          </table:table-cell>
        </table:table-row>
        <table:table-row>
          <table:table-cell table:style-name="Tabella1.A2" office:value-type="string">
            <text:p text:style-name="P9">2.9.1</text:p>
          </table:table-cell>
          <table:table-cell table:style-name="Tabella1.A2" office:value-type="string">
            <text:p text:style-name="P9">7.1.1</text:p>
          </table:table-cell>
          <table:table-cell table:style-name="Tabella1.C2" office:value-type="string">
            <text:p text:style-name="P9">Official production support.</text:p>
          </table:table-cell>
        </table:table-row>
        <table:table-row>
          <table:table-cell table:style-name="Tabella1.A2" office:value-type="string">
            <text:p text:style-name="P9">2.9/Nightly</text:p>
          </table:table-cell>
          <table:table-cell table:style-name="Tabella1.A2" office:value-type="string">
            <text:p text:style-name="P9">7.1.1</text:p>
          </table:table-cell>
          <table:table-cell table:style-name="Tabella1.C2" office:value-type="string">
            <text:p text:style-name="P9">Disponibile nelle build notturne di PyTorch.org, non ampiamente testato da AMD.</text:p>
          </table:table-cell>
        </table:table-row>
        <table:table-row>
          <table:table-cell table:style-name="Tabella1.A2" office:value-type="string">
            <text:p text:style-name="P9">2.7/Stable</text:p>
          </table:table-cell>
          <table:table-cell table:style-name="Tabella1.A2" office:value-type="string">
            <text:p text:style-name="P9">7.1.1</text:p>
          </table:table-cell>
          <table:table-cell table:style-name="Tabella1.C2" office:value-type="string">
            <text:p text:style-name="P9">Non supportato per la serie Radeon 7000.</text:p>
          </table:table-cell>
        </table:table-row>
        <table:table-row>
          <table:table-cell table:style-name="Tabella1.C2" table:number-columns-spanned="3" office:value-type="string">
            <text:p text:style-name="P9">Tipi di dati AI</text:p>
            <text:list text:style-name="L1">
              <text:list-item>
                <text:p text:style-name="P10">FP32</text:p>
              </text:list-item>
              <text:list-item>
                <text:p text:style-name="P11">FP16</text:p>
              </text:list-item>
              <text:list-item>
                <text:p text:style-name="P11">Precisione mista (FP32/FP16)</text:p>
              </text:list-item>
              <text:list-item>
                <text:p text:style-name="P11">INT8</text:p>
              </text:list-item>
            </text:list>
          </table:table-cell>
          <table:covered-table-cell/>
          <table:covered-table-cell/>
        </table:table-row>
      </table:table>
      <text:h text:style-name="Heading_20_3" text:outline-level="3"/>
      <text:p text:style-name="Text_20_body"/>
      <text:p text:style-name="Text_20_body"/>
      <table:table table:name="Tabella4" table:style-name="Tabella4">
        <table:table-column table:style-name="Tabella4.A" table:number-columns-repeated="3"/>
        <table:table-row>
          <table:table-cell table:style-name="Tabella4.A1" table:number-columns-spanned="3" office:value-type="string">
            <text:p text:style-name="P12">Matrice di supporto ONNX Runtime + ROCm</text:p>
          </table:table-cell>
          <table:covered-table-cell/>
          <table:covered-table-cell/>
        </table:table-row>
        <table:table-row>
          <table:table-cell table:style-name="Tabella4.A2" office:value-type="string">
            <text:p text:style-name="Table_20_Contents">ONNX RT Version</text:p>
          </table:table-cell>
          <table:table-cell table:style-name="Tabella4.A2" office:value-type="string">
            <text:p text:style-name="Table_20_Contents">ROCm Version</text:p>
          </table:table-cell>
          <table:table-cell table:style-name="Tabella4.C2" office:value-type="string">
            <text:p text:style-name="Table_20_Contents">Comments</text:p>
          </table:table-cell>
        </table:table-row>
        <table:table-row>
          <table:table-cell table:style-name="Tabella4.A2" office:value-type="string">
            <text:p text:style-name="Table_20_Contents">1.23.1</text:p>
          </table:table-cell>
          <table:table-cell table:style-name="Tabella4.A2" office:value-type="string">
            <text:p text:style-name="Table_20_Contents">7.1.1</text:p>
          </table:table-cell>
          <table:table-cell table:style-name="Tabella4.C2" office:value-type="string">
            <text:p text:style-name="P13">Official production support.</text:p>
          </table:table-cell>
        </table:table-row>
        <table:table-row>
          <table:table-cell table:style-name="Tabella4.C2" table:number-columns-spanned="3" office:value-type="string">
            <text:p text:style-name="Table_20_Contents">Tipi di dati AI</text:p>
            <text:p text:style-name="Table_20_Contents">FP32</text:p>
            <text:p text:style-name="Table_20_Contents">FP16</text:p>
            <text:p text:style-name="Table_20_Contents">INT8 (MIGraphX)</text:p>
            <text:p text:style-name="Table_20_Contents">Precisione mista (FP32/FP16)</text:p>
          </table:table-cell>
          <table:covered-table-cell/>
          <table:covered-table-cell/>
        </table:table-row>
      </table:table>
      <text:p text:style-name="Text_20_body"/>
      <text:p text:style-name="Text_20_body"/>
      <table:table table:name="Tabella5" table:style-name="Tabella5">
        <table:table-column table:style-name="Tabella5.A" table:number-columns-repeated="3"/>
        <table:table-row>
          <table:table-cell table:style-name="Tabella5.A1" table:number-columns-spanned="3" office:value-type="string">
            <text:p text:style-name="P12">Matrice di supporto TensorFlow + ROCm</text:p>
          </table:table-cell>
          <table:covered-table-cell/>
          <table:covered-table-cell/>
        </table:table-row>
        <table:table-row>
          <table:table-cell table:style-name="Tabella5.A2" office:value-type="string">
            <text:p text:style-name="Table_20_Contents">TensorFlow Version</text:p>
          </table:table-cell>
          <table:table-cell table:style-name="Tabella5.A2" office:value-type="string">
            <text:p text:style-name="Table_20_Contents">ROCm Version</text:p>
          </table:table-cell>
          <table:table-cell table:style-name="Tabella5.C2" office:value-type="string">
            <text:p text:style-name="Table_20_Contents">Comments</text:p>
          </table:table-cell>
        </table:table-row>
        <text:soft-page-break/>
        <table:table-row>
          <table:table-cell table:style-name="Tabella5.A2" office:value-type="string">
            <text:p text:style-name="Table_20_Contents">2.20</text:p>
          </table:table-cell>
          <table:table-cell table:style-name="Tabella5.A2" office:value-type="string">
            <text:p text:style-name="Table_20_Contents">7.1.1</text:p>
          </table:table-cell>
          <table:table-cell table:style-name="Tabella5.C2" office:value-type="string">
            <text:p text:style-name="Table_20_Contents">Official production support.</text:p>
          </table:table-cell>
        </table:table-row>
        <table:table-row>
          <table:table-cell table:style-name="Tabella5.C2" table:number-columns-spanned="3" office:value-type="string">
            <text:p text:style-name="Table_20_Contents">Tipi di dati AI</text:p>
            <text:p text:style-name="Table_20_Contents">FP32</text:p>
            <text:p text:style-name="Table_20_Contents">FP16</text:p>
          </table:table-cell>
          <table:covered-table-cell/>
          <table:covered-table-cell/>
        </table:table-row>
      </table:table>
      <text:p text:style-name="Text_20_body"/>
      <text:p text:style-name="Text_20_body"/>
      <text:p text:style-name="P14">installazione di PyTorch tramite PIP</text:p>
      <text:p text:style-name="Text_20_body">Nota: Per installare le seguenti ruote, è necessario aver installato Python 3.12.</text:p>
      <text:list text:style-name="L2">
        <text:list-item>
          <text:p text:style-name="P15">Immettere il seguente comando per decomprimere e iniziare la configurazione.</text:p>
        </text:list-item>
      </text:list>
      <text:p text:style-name="P16">sudo apt install python3-pip -y</text:p>
      <text:list text:style-name="L3">
        <text:list-item>
          <text:p text:style-name="P17">Immettere questo comando per aggiornare la ruota dei pip.</text:p>
        </text:list-item>
      </text:list>
      <text:p text:style-name="P18">pip3 install --upgrade pip wheel</text:p>
      <text:list text:style-name="L4">
        <text:list-item>
          <text:p text:style-name="P19">Seleziona la versione di Ubuntu applicabile e inserisci i comandi per installare Torch e Torchvision per il supporto GPU AMD ROCm.</text:p>
        </text:list-item>
      </text:list>
      <text:p text:style-name="P20">Questa operazione potrebbe richiedere diversi minuti.</text:p>
      <text:p text:style-name="P20">Importante! AMD consiglia di procedere con i file WHL ROCm disponibili su repo.radeon.com. I file WHL ROCm disponibili su PyTorch.org non sono stati testati approfonditamente da AMD, poiché cambiano regolarmente con l'aggiornamento delle build notturne.</text:p>
      <text:p text:style-name="P20">Importante! Quando scarichi manualmente i file WHL da repo.radeon, assicurati di selezionare i file WHL compatibili con le specifiche versioni di Python.</text:p>
      <text:p text:style-name="Text_20_body"/>
      <text:p text:style-name="P21">wget https://repo.radeon.com/rocm/manylinux/rocm-rel-7.1.1/torch-2.9.1%2Brocm7.1.1.lw.git351ff442-cp312-cp312-linux_x86_64.whl</text:p>
      <text:p text:style-name="P21">wget https://repo.radeon.com/rocm/manylinux/rocm-rel-7.1.1/torchvision-0.24.0%2Brocm7.1.1.gitb919bd0c-cp312-cp312-linux_x86_64.whl</text:p>
      <text:p text:style-name="P21">wget https://repo.radeon.com/rocm/manylinux/rocm-rel-7.1.1/triton-3.5.1%2Brocm7.1.1.gita272dfa8-cp312-cp312-linux_x86_64.whl</text:p>
      <text:p text:style-name="P21">wget https://repo.radeon.com/rocm/manylinux/rocm-rel-7.1.1/torchaudio-2.9.0%2Brocm7.1.1.gite3c6ee2b-cp312-cp312-linux_x86_64.whl</text:p>
      <text:p text:style-name="P21">pip3 uninstall torch torchvision triton torchaudio</text:p>
      <text:p text:style-name="P21">pip3 install torch-2.9.1+rocm7.1.1.lw.git351ff442-cp312-cp312-linux_x86_64.whl torchvision-0.24.0+rocm7.1.1.gitb919bd0c-cp312-cp312-linux_x86_64.whl <text:soft-page-break/>torchaudio-2.9.0+rocm7.1.1.gite3c6ee2b-cp312-cp312-linux_x86_64.whl triton-3.5.1+rocm7.1.1.gita272dfa8-cp312-cp312-linux_x86_64.whl</text:p>
      <text:p text:style-name="P20">Note: The --break-system-packages flag must be added when installing wheels for Python 3.12 in a non-virtual environment.</text:p>
      <text:p text:style-name="Text_20_body"/>
      <text:p text:style-name="P14">Verifica che PyTorch sia installato correttamente.</text:p>
      <text:p text:style-name="P14"/>
      <text:list text:style-name="L5">
        <text:list-item>
          <text:p text:style-name="P22">Verificare se Pytorch è installato e se rileva il dispositivo di elaborazione GPU.</text:p>
        </text:list-item>
      </text:list>
      <text:p text:style-name="P23"><text:span text:style-name="T7">python3 </text:span><text:span text:style-name="T8">-</text:span><text:span text:style-name="T7">c </text:span><text:span text:style-name="T9">'</text:span><text:span text:style-name="T7">import torch</text:span><text:span text:style-name="T9">'</text:span><text:span text:style-name="T7"> </text:span><text:span text:style-name="T10">2</text:span><text:span text:style-name="T8">&gt;</text:span><text:span text:style-name="T7"> </text:span><text:span text:style-name="T8">/</text:span><text:span text:style-name="T7">dev</text:span><text:span text:style-name="T8">/</text:span><text:span text:style-name="T7">null </text:span><text:span text:style-name="T8">&amp;&amp;</text:span><text:span text:style-name="T7"> echo </text:span><text:span text:style-name="T9">'</text:span><text:span text:style-name="T7">Success</text:span><text:span text:style-name="T9">'</text:span><text:span text:style-name="T7"> </text:span><text:span text:style-name="T8">||</text:span><text:span text:style-name="T7"> echo </text:span><text:span text:style-name="T9">'</text:span><text:span text:style-name="T7">Failure</text:span><text:span text:style-name="T9">'</text:span></text:p>
      <text:p text:style-name="P24">Expected result:</text:p>
      <text:p text:style-name="P24">Success</text:p>
      <text:list text:style-name="L6">
        <text:list-item>
          <text:p text:style-name="P25">Inserisci il comando per verificare se la GPU è disponibile.</text:p>
        </text:list-item>
      </text:list>
      <text:p text:style-name="P24">python3 -c 'import torch; print(torch.cuda.is_available())'</text:p>
      <text:p text:style-name="P24">Risultato previsto:</text:p>
      <text:p text:style-name="P24">True</text:p>
      <text:list text:style-name="L7">
        <text:list-item>
          <text:p text:style-name="P26">Inserisci il comando per visualizzare il nome del dispositivo GPU installato.</text:p>
        </text:list-item>
      </text:list>
      <text:p text:style-name="P24">python3 -c "import torch; print(f'device name [0]:', torch.cuda.get_device_name(0))"</text:p>
      <text:p text:style-name="P24">Risultato previsto: Esempio: device name [0]: Radeon RX 7900 XTX</text:p>
      <text:p text:style-name="P24">device name [0]: &lt;GPU AMD supportata&gt;</text:p>
      <text:list text:style-name="L8">
        <text:list-item>
          <text:p text:style-name="P27">Inserisci il comando per visualizzare le informazioni sui componenti nell'ambiente PyTorch corrente.</text:p>
        </text:list-item>
      </text:list>
      <text:p text:style-name="P24">python3 -m torch.utils.collect_env</text:p>
      <text:p text:style-name="P28"/>
      <text:p text:style-name="P29"/>
      <text:h text:style-name="P30" text:outline-level="3">Procedura di Installazione</text:h>
      <text:h text:style-name="P31" text:outline-level="4">1. Preparazione delle dipendenze di sistema</text:h>
      <text:p text:style-name="P32">Prima di creare l'ambiente virtuale, assicurati di avere <text:span text:style-name="T11">pip</text:span> e il modulo <text:span text:style-name="T11">venv</text:span> installati.</text:p>
      <text:p text:style-name="P28"/>
      <text:p text:style-name="P28"/>
      <text:p text:style-name="P28">sudo apt update</text:p>
      <text:p text:style-name="P28">sudo apt install python3-pip python3-venv -y</text:p>
      <text:p text:style-name="P28"/>
      <text:h text:style-name="P33" text:outline-level="4">2. Creazione e Attivazione dell'Ambiente Virtuale</text:h>
      <text:p text:style-name="P32">Creiamo una cartella per il progetto e l'ambiente virtuale isolato.</text:p>
      <text:p text:style-name="P28"># Crea l'ambiente virtuale (chiamato 'rocm-venv')</text:p>
      <text:p text:style-name="P18">python3 -m venv rocm-venv</text:p>
      <text:p text:style-name="P28"/>
      <text:p text:style-name="P28"># Attiva l'ambiente virtuale</text:p>
      <text:p text:style-name="P18">source rocm-venv/bin/activate</text:p>
      <text:p text:style-name="P28"/>
      <text:p text:style-name="P34">Nota: Da ora in poi, tutti i comandi devono essere eseguiti mentre l'ambiente è attivo (vedrai <text:span text:style-name="T11">(rocm-venv)</text:span> all'inizio del terminale).</text:p>
      <text:h text:style-name="P31" text:outline-level="4">3. Aggiornamento di Pip (nell'ambiente virtuale)</text:h>
      <text:p text:style-name="P32">Come suggerito nel testo, aggiorniamo <text:span text:style-name="T11">pip</text:span> e <text:span text:style-name="T11">wheel</text:span>.</text:p>
      <text:p text:style-name="P18">pip install --upgrade pip wheel</text:p>
      <text:h text:style-name="P33" text:outline-level="4">4. Download dei pacchetti WHL (Wheels)</text:h>
      <text:p text:style-name="P32">AMD raccomanda di usare i pacchetti precompilati su <text:span text:style-name="T11">repo.radeon.com</text:span> per garantire la stabilità con ROCm 7.1.1. Scarica i file specifici per Python 3.12 (<text:span text:style-name="T11">cp312</text:span>):</text:p>
      <text:p text:style-name="P18">wget https://repo.radeon.com/rocm/manylinux/rocm-rel-7.1.1/torch-2.9.1%2Brocm7.1.1.lw.git351ff442-cp312-cp312-linux_x86_64.whl</text:p>
      <text:p text:style-name="P18">wget https://repo.radeon.com/rocm/manylinux/rocm-rel-7.1.1/torchvision-0.24.0%2Brocm7.1.1.gitb919bd0c-cp312-cp312-linux_x86_64.whl</text:p>
      <text:p text:style-name="P18"><text:soft-page-break/>wget https://repo.radeon.com/rocm/manylinux/rocm-rel-7.1.1/triton-3.5.1%2Brocm7.1.1.gita272dfa8-cp312-cp312-linux_x86_64.whl</text:p>
      <text:p text:style-name="P18">wget <text:a xlink:type="simple" xlink:href="https://repo.radeon.com/rocm/manylinux/rocm-rel-7.1.1/torchaudio-2.9.0%2Brocm7.1.1.gite3c6ee2b-cp312-cp312-linux_x86_64.whl" text:style-name="Internet_20_link" text:visited-style-name="Visited_20_Internet_20_Link">https://repo.radeon.com/rocm/manylinux/rocm-rel-7.1.1/torchaudio-2.9.0%2Brocm7.1.1.gite3c6ee2b-cp312-cp312-linux_x86_64.whl</text:a></text:p>
      <text:p text:style-name="P18"/>
      <text:p text:style-name="P18"/>
      <text:h text:style-name="P35" text:outline-level="4">5. Installazione dei pacchetti scaricati</text:h>
      <text:p text:style-name="P36"><text:span text:style-name="T12">Ora installiamo i file </text:span><text:span text:style-name="T13">.whl</text:span><text:span text:style-name="T12"> scaricati tramite pip. Poiché siamo in un ambiente virtuale, </text:span><text:span text:style-name="Strong_20_Emphasis"><text:span text:style-name="T12">non</text:span></text:span><text:span text:style-name="T12"> serve usare flag speciali.</text:span></text:p>
      <text:p text:style-name="P37"/>
      <text:p text:style-name="P38">pip install torch-2.9.1+rocm7.1.1.lw.git351ff442-cp312-cp312-linux_x86_64.whl \</text:p>
      <text:p text:style-name="P38">torchvision-0.24.0+rocm7.1.1.gitb919bd0c-cp312-cp312-linux_x86_64.whl \</text:p>
      <text:p text:style-name="P38">torchaudio-2.9.0+rocm7.1.1.gite3c6ee2b-cp312-cp312-linux_x86_64.whl \</text:p>
      <text:p text:style-name="P38">triton-3.5.1+rocm7.1.1.gita272dfa8-cp312-cp312-linux_x86_64.whl</text:p>
      <text:p text:style-name="P37"/>
      <text:h text:style-name="P39" text:outline-level="4">6. Pulizia (Opzionale)</text:h>
      <text:p text:style-name="P40">Una volta installati, puoi rimuovere i file <text:span text:style-name="T11">.whl</text:span> per liberare spazio:</text:p>
      <text:p text:style-name="P38">rm *.whl</text:p>
      <text:p text:style-name="P37"/>
      <text:h text:style-name="P41" text:outline-level="3">Verifica dell'Installazione</text:h>
      <text:p text:style-name="P40">Esegui questi comandi per confermare che PyTorch veda la GPU AMD correttamente.</text:p>
      <text:p text:style-name="P37"><text:span text:style-name="Strong_20_Emphasis"><text:span text:style-name="T12">1. Verifica importazione di base:</text:span></text:span> </text:p>
      <text:p text:style-name="P38">python3 -c 'import torch' 2&gt; /dev/null &amp;&amp; echo 'Successo: PyTorch importato' || echo 'Errore'</text:p>
      <text:p text:style-name="P37"/>
      <text:p text:style-name="P37"><text:span text:style-name="Strong_20_Emphasis"><text:span text:style-name="T12">2. Verifica disponibilità ROCm/GPU:</text:span></text:span><text:line-break/><text:span text:style-name="T12">Deve restituire </text:span><text:span text:style-name="T14">True</text:span><text:span text:style-name="T12">.</text:span></text:p>
      <text:p text:style-name="P38">python3 -c 'import torch; print(f"ROCm disponibile: {torch.cuda.is_available()}")'</text:p>
      <text:p text:style-name="P37"/>
      <text:p text:style-name="P37"/>
      <text:p text:style-name="P37"><text:span text:style-name="Strong_20_Emphasis"><text:span text:style-name="T12">3. Verifica nome della GPU:</text:span></text:span><text:line-break/><text:span text:style-name="T12">Dovrebbe mostrare il nome della tua scheda (es. Radeon RX 7900 XTX).</text:span> </text:p>
      <text:p text:style-name="P38">python3 -c "import torch; print(f'GPU rilevata:', torch.cuda.get_device_name(0))"</text:p>
      <text:p text:style-name="P37"/>
      <text:p text:style-name="P37"><text:span text:style-name="Strong_20_Emphasis"><text:span text:style-name="T12">4. Verifica dettagli ambiente (per debug avanzato):</text:span></text:span></text:p>
      <text:p text:style-name="P42">python3 -m torch.utils.collect_env</text:p>
      <text:p text:style-name="P3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FMono-Regular" svg:font-family="SFMono-Regular, Menlo, Consolas, Monaco, 'Liberation Mono', 'Lucida Console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9T10:48:49.113031200</meta:creation-date>
    <dc:date>2025-11-29T19:04:55.943347700</dc:date>
    <meta:editing-duration>PT6M10S</meta:editing-duration>
    <meta:editing-cycles>2</meta:editing-cycles>
    <meta:generator>LibreOffice/25.8.2.2$Windows_X86_64 LibreOffice_project/d401f2107ccab8f924a8e2df40f573aab7605b6f</meta:generator>
    <meta:document-statistic meta:table-count="5" meta:image-count="0" meta:object-count="0" meta:page-count="6" meta:paragraph-count="142" meta:word-count="914" meta:character-count="7447" meta:non-whitespace-character-count="6687"/>
  </office:meta>
</office:document-meta>
</file>